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257d71" officeooo:paragraph-rsid="00257d71"/>
    </style:style>
    <style:style style:name="P2" style:family="paragraph" style:parent-style-name="Standard" style:master-page-name="Standard">
      <loext:graphic-properties draw:fill="none"/>
      <style:paragraph-properties fo:margin-left="0in" fo:margin-right="0in" fo:text-align="start" style:justify-single-word="false" fo:text-indent="0.5in" style:auto-text-indent="false" style:page-number="1" fo:background-color="transparent"/>
      <style:text-properties style:text-underline-style="solid" style:text-underline-width="auto" style:text-underline-color="font-color" officeooo:rsid="00257d71" officeooo:paragraph-rsid="00257d71"/>
    </style:style>
    <style:style style:name="P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officeooo:rsid="00257d71" officeooo:paragraph-rsid="00257d71"/>
    </style:style>
    <style:style style:name="P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solid" style:text-underline-width="auto" style:text-underline-color="font-color" officeooo:rsid="002749e6" officeooo:paragraph-rsid="002749e6"/>
    </style:style>
    <style:style style:name="P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57d71" officeooo:paragraph-rsid="00257d71"/>
    </style:style>
    <style:style style:name="P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57d71" officeooo:paragraph-rsid="0026e765"/>
    </style:style>
    <style:style style:name="P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57d71" officeooo:paragraph-rsid="003795d8"/>
    </style:style>
    <style:style style:name="P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57d71" officeooo:paragraph-rsid="002beb69"/>
    </style:style>
    <style:style style:name="P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5c275" officeooo:paragraph-rsid="002beb69"/>
    </style:style>
    <style:style style:name="P1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6e765" officeooo:paragraph-rsid="002beb69"/>
    </style:style>
    <style:style style:name="P1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749e6" officeooo:paragraph-rsid="002beb69"/>
    </style:style>
    <style:style style:name="P1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beb69" officeooo:paragraph-rsid="00450634"/>
    </style:style>
    <style:style style:name="P1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e7ca5" officeooo:paragraph-rsid="00418138"/>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e7ca5" officeooo:paragraph-rsid="00450634"/>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e7ca5" officeooo:paragraph-rsid="0046db87"/>
    </style:style>
    <style:style style:name="P1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bf610" officeooo:paragraph-rsid="002bf610"/>
    </style:style>
    <style:style style:name="P1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42292c" officeooo:paragraph-rsid="0042292c"/>
    </style:style>
    <style:style style:name="P1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43cc11" officeooo:paragraph-rsid="0043cc11"/>
    </style:style>
    <style:style style:name="P1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43cc11" officeooo:paragraph-rsid="0044c9f1"/>
    </style:style>
    <style:style style:name="P2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450634" officeooo:paragraph-rsid="00450634"/>
    </style:style>
    <style:style style:name="P2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46db87" officeooo:paragraph-rsid="0046db87"/>
    </style:style>
    <style:style style:name="P2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4c17e7" officeooo:paragraph-rsid="004c17e7"/>
    </style:style>
    <style:style style:name="P2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4d0262" officeooo:paragraph-rsid="004d0262"/>
    </style:style>
    <style:style style:name="P2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4dbd30" officeooo:paragraph-rsid="004dbd30"/>
    </style:style>
    <style:style style:name="P2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4dbd30" officeooo:paragraph-rsid="004f950d"/>
    </style:style>
    <style:style style:name="P2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4f950d" officeooo:paragraph-rsid="004f950d"/>
    </style:style>
    <style:style style:name="P2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51191e" officeooo:paragraph-rsid="0051191e"/>
    </style:style>
    <style:style style:name="T1" style:family="text">
      <style:text-properties officeooo:rsid="0025c275"/>
    </style:style>
    <style:style style:name="T2" style:family="text">
      <style:text-properties officeooo:rsid="0026e765"/>
    </style:style>
    <style:style style:name="T3" style:family="text">
      <style:text-properties officeooo:rsid="002749e6"/>
    </style:style>
    <style:style style:name="T4" style:family="text">
      <style:text-properties officeooo:rsid="00282e69"/>
    </style:style>
    <style:style style:name="T5" style:family="text">
      <style:text-properties officeooo:rsid="002a1292"/>
    </style:style>
    <style:style style:name="T6" style:family="text">
      <style:text-properties officeooo:rsid="002beb69"/>
    </style:style>
    <style:style style:name="T7" style:family="text">
      <style:text-properties officeooo:rsid="002bf610"/>
    </style:style>
    <style:style style:name="T8" style:family="text">
      <style:text-properties officeooo:rsid="002c84d7"/>
    </style:style>
    <style:style style:name="T9" style:family="text">
      <style:text-properties officeooo:rsid="002e7ca5"/>
    </style:style>
    <style:style style:name="T10" style:family="text">
      <style:text-properties officeooo:rsid="002ebf81"/>
    </style:style>
    <style:style style:name="T11" style:family="text">
      <style:text-properties officeooo:rsid="00368ed4"/>
    </style:style>
    <style:style style:name="T12" style:family="text">
      <style:text-properties officeooo:rsid="003795d8"/>
    </style:style>
    <style:style style:name="T13" style:family="text">
      <style:text-properties officeooo:rsid="00396b30"/>
    </style:style>
    <style:style style:name="T14" style:family="text">
      <style:text-properties officeooo:rsid="0043cc11"/>
    </style:style>
    <style:style style:name="T15" style:family="text">
      <style:text-properties officeooo:rsid="00448857"/>
    </style:style>
    <style:style style:name="T16" style:family="text">
      <style:text-properties officeooo:rsid="0044c9f1"/>
    </style:style>
    <style:style style:name="T17" style:family="text">
      <style:text-properties officeooo:rsid="00450634"/>
    </style:style>
    <style:style style:name="T18" style:family="text">
      <style:text-properties officeooo:rsid="004a6b34"/>
    </style:style>
    <style:style style:name="T19" style:family="text">
      <style:text-properties officeooo:rsid="004c17e7"/>
    </style:style>
    <style:style style:name="T20" style:family="text">
      <style:text-properties officeooo:rsid="004d0262"/>
    </style:style>
    <style:style style:name="T21" style:family="text">
      <style:text-properties officeooo:rsid="004dbd30"/>
    </style:style>
    <style:style style:name="T22" style:family="text">
      <style:text-properties officeooo:rsid="004f950d"/>
    </style:style>
    <style:style style:name="T23" style:family="text">
      <style:text-properties officeooo:rsid="0051191e"/>
    </style:style>
    <style:style style:name="T24" style:family="text">
      <style:text-properties officeooo:rsid="005143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thods</text:p>
      <text:p text:style-name="P3"/>
      <text:p text:style-name="P4">Pipeline</text:p>
      <text:p text:style-name="P3"/>
      <text:p text:style-name="P5">[Insert Pipeline here]</text:p>
      <text:p text:style-name="P3"/>
      <text:p text:style-name="P6"><text:span text:style-name="T11">The </text:span>MMORESEQS <text:span text:style-name="T11">Pipeline is divided into three major steps: (0) Preparation Step, (1) MMSEQS Filter Step, and (2) MMORE Filter Step</text:span>. <text:s/><text:span text:style-name="T1">There takes two initial inputs, a Query and a Target. <text:s/>The Query may either be an MSA (multiple sequence alignment) database or a FASTA Sequence database. <text:s/>The Target must be a FASTA Sequence database.</text:span></text:p>
      <text:p text:style-name="P6"/>
      <text:p text:style-name="P9">(0) <text:span text:style-name="T6">Preparation Step:</text:span></text:p>
      <text:p text:style-name="P9">The preparation phase simply converts <text:span text:style-name="T8">input</text:span> file<text:span text:style-name="T8">s into</text:span> formats supported by the pipeline. <text:s/><text:span text:style-name="T4">All methods use HMMs (Hidden Markov Models), generated from the MSA, to search against the Target Sequence.</text:span> <text:s/>The trick of this matter is that MMSEQS utilizes a proprietary HMM format and method for converting MSAs to HMMs, <text:span text:style-name="T2">while HMMER and MMORE use the standard HMMER-style HMM format, </text:span>and there is no clean method for converting between HMMER-<text:span text:style-name="T4">style</text:span> HMMs and MMSEQS-<text:span text:style-name="T4">style</text:span> HMMs. <text:s/>Therefore, <text:span text:style-name="T2">four</text:span> input <text:span text:style-name="T8">files</text:span> are needed for the primary pipeline: a HMMER HMM, <text:span text:style-name="T2">a </text:span>MMSEQS HMM, and <text:span text:style-name="T2">a </text:span>FASTA <text:span text:style-name="T8">Sequence</text:span> of the <text:span text:style-name="T2">Query (the FASTA sequence file contains the consensus sequences for HMMER HMM)</text:span>; and a FASTA <text:span text:style-name="T8">Sequence</text:span> of the <text:span text:style-name="T2">Target</text:span>. <text:s/></text:p>
      <text:p text:style-name="P7">(1) <text:span text:style-name="T12">MMSEQS Step:</text:span></text:p>
      <text:p text:style-name="P7"><text:span text:style-name="T8">After all the necessary files have been created, begins</text:span> the start of <text:span text:style-name="T2">the</text:span> <text:span text:style-name="T2">primary MMORESEQS</text:span> pipeline. <text:span text:style-name="T13">This</text:span> use<text:span text:style-name="T2">s</text:span> <text:span text:style-name="T5">modules from </text:span>the MMSEQS pipeline. <text:s/>For this section, three <text:span text:style-name="T5">inputs</text:span> <text:span text:style-name="T4">are used</text:span>: <text:span text:style-name="T4">the</text:span> MMSEQS HMM <text:span text:style-name="T4">and the FASTA Sequence</text:span> <text:span text:style-name="T1">for the Query</text:span>; <text:span text:style-name="T4">and the</text:span> FASTA <text:span text:style-name="T8">S</text:span>equence<text:span text:style-name="T4"> for the T</text:span>arget<text:span text:style-name="T4">.</text:span></text:p>
      <text:p text:style-name="P8">(1a) <text:span text:style-name="T6">MMSEQS Prefilter:</text:span></text:p>
      <text:p text:style-name="P8">First, the <text:span text:style-name="T2">MMSEQS “prefilter” module is used.</text:span> <text:span text:style-name="T2">This is a </text:span>MMSEQS double kmer search, which performs <text:span text:style-name="T2">a </text:span>fast prefilter by <text:span text:style-name="T5">building</text:span> a hash table of all length kmer alignment<text:span text:style-name="T9">s (k-length sections of the sequence)</text:span>, then search<text:span text:style-name="T9">es</text:span> for all target/query pairs which have two or more kmer alignments which surpass a <text:span text:style-name="T5">given </text:span>threshold score and occur on the same co-diagonal. <text:span text:style-name="T5">The threshold score for the prefilter is more lenient than MMSEQS uses by default, to allow more sequences to reach the MMORE stage.</text:span> <text:s/>This is extremely fast, but can result in a diminishing of accuracy compared HMMER’s filter. <text:s/></text:p>
      <text:p text:style-name="P8">(1b) <text:span text:style-name="T6">MMSEQS Profile-to-Sequence Search: </text:span></text:p>
      <text:p text:style-name="P8">Next, <text:span text:style-name="T2">the results of this prefilter are passed to the MMSEQS “search” module. <text:s/>This performs a profile-to-sequence Viterbi search, using the MMSEQS HMM. <text:s/>This search is used to filter down the results from the prefilter step. <text:s/>At the end of the search, the start and end points of the optimal Viterbi alignment are recorded, which will be used by MMORE’s pruned forward-backward. <text:s/>However, the positions within the MMSEQS HMM cannot be cleanly mapped to positions in the HMMER HMMs.</text:span></text:p>
      <text:p text:style-name="P10">(1c) <text:span text:style-name="T6">MMSEQS Sequence-to-Sequence Search: </text:span></text:p>
      <text:p text:style-name="P10"><text:span text:style-name="T9">In order to retrieve the correct positions of the alignment</text:span>, the results of the profile-to-sequence MMSEQS “<text:span text:style-name="T3">search” are passed on to a sequence-to-sequence MMSEQS “search”, using the FASTA Sequence file, which contains consensus sequences (highest likelihood residue emitted at each position), generated from the HMMER HMM. <text:s/>This stage does not filter the results any further, but is used for acquiring Viterbi alignment start and end positions.</text:span></text:p>
      <text:p text:style-name="P11">(2) <text:span text:style-name="T6">MMORE:</text:span></text:p>
      <text:p text:style-name="P11"><text:span text:style-name="T4">T</text:span>he <text:span text:style-name="T4">MMSEQS section of the pipeline is complete and now moves to the </text:span>MMORE <text:span text:style-name="T4">section of MMORESEQS</text:span>. <text:s/><text:span text:style-name="T4">For this section of the pipeline, two databases are used: the HMMER HMM for the Query and the FASTA sequence database for the Target.</text:span></text:p>
      <text:p text:style-name="P12">(2a) <text:span text:style-name="T7">MMORE Cloud Search (?): <text:s/></text:span></text:p>
      <text:p text:style-name="P20">[insert anti-diagonal cloud search region diagram here]</text:p>
      <text:p text:style-name="P15"><text:soft-page-break/>MMORE begins with the Cloud Search. <text:s/><text:span text:style-name="T17">The Cloud Search uses the results of the MMSEQS Viterbi Alignment to find the high-scoring search space around the Viterbi alignment, in which Forward-Backward will then be computed.</text:span> <text:s/><text:span text:style-name="T12">Cloud</text:span> <text:span text:style-name="T13">Search consists of</text:span> two passes, <text:span text:style-name="T12">o</text:span>nce from the forward direction initialized at the start position of the Viterbi alignment, and once <text:span text:style-name="T13">from</text:span> the backward direction initialized at the end position of the Viterbi alignment. <text:s/><text:span text:style-name="T10">The Cloud Search proceeds anti-diagonally through the dynamic programming matrix (every position along an anti-diagonal equates an equal number of states through the HMM). <text:s/>Only main model emission states (Match, Insert, Delete) are considered in this phase. <text:s/>These states are computed using the recursion of the Forward-Backward algorithm. <text:s/></text:span></text:p>
      <text:p text:style-name="P21"><text:span text:style-name="T7">[insert anti-diagonal-wise and row-wise recursion diagram here] </text:span></text:p>
      <text:p text:style-name="P15"><text:span text:style-name="T10">For space requirements, the traditional Forward-Backward algorithm can be done in linear space with two data arrays in the length of the Query, only storing the current and previous indexes in the Query (corresponding to rows in the DP Matrix). <text:s/>However, this row-wise storage does not contain the entire anti-diagonal for a given index, which is needed for the pruning phase. <text:s/>So instead, this is done with anti-diagonal-wise storage. <text:s/>This is still linear, only with three arrays instead of two, in order to store the diagonal recursion in memory.</text:span></text:p>
      <text:p text:style-name="P24">[insert pruning diagram here]</text:p>
      <text:p text:style-name="P14"><text:span text:style-name="T10">There are three tuning parameters for pruning: alpha, beta, and gamma. <text:s/>At the start of the alignment, there are a set number of “free” passes through the model in which no pruning occurs, determined by the gamma parameter. <text:s/>Once all free passes have been run and entire anti-diagonal has been computed, the pruning phase begins. <text:s/>The pruning looks at the maximum score that has occurred, both locally along the current anti-diagonal (max_diag) and the globally though the entire dynamic programming matrix (max_total). <text:s/></text:span></text:p>
      <text:p text:style-name="P13"><text:span text:style-name="T10">First, cells are checked if they score above the cell pruning threshold, determined by the alpha parameter via the equation (max_diag – alpha, in log space). <text:s/>The default method for this trims in from the edges: from the bottom-left and top-right edge of the anti-diagonal, it proceeds inward until the first cell is reached which surpasses the threshold. <text:s/>Optionally, another method can be selected at compile-time which tests every cell. <text:s/>This method ensures that fewer low probability cells are unnecessarily computed, but this is usually accounts for small gains, and the added complexity in the search space usually more than offsets these gains. <text:s/>These cells that pass the pruning are then added to search space as a growing list of (anti-diagonal index, left edge index, right edge index) tuples.</text:span></text:p>
      <text:p text:style-name="P17">Finally, the anti-diagonal is checked that at least one cell scores above the <text:span text:style-name="T14">global threshold, determined by the beta parameter via the equation (max_total – beta, in log space). <text:s/>If no cells exceeds this score, then the search terminates at this anti-diagonal. <text:s/>Otherwise, it is continued until the edge of the DP matrix is reached.</text:span></text:p>
      <text:p text:style-name="P18">(2b) MMORE Union and Reorient<text:span text:style-name="T16">ation</text:span>:</text:p>
      <text:p text:style-name="P19">The search spaces from the Cloud Search are outputted as the forward and backward list <text:span text:style-name="T15">of the aforementioned</text:span> <text:span text:style-name="T10">(anti-diagonal index, left edge index, right edge index)</text:span> tuples. <text:span text:style-name="T15">The backward list is then reversed so that both are in sorted order according to their anti-diagonal index. </text:span></text:p>
      <text:p text:style-name="P19"><text:span text:style-name="T15">Next, a union is formed of these search spaces. <text:s/>This is performed by traversing all anti-diagonal indexes spanned by the two lists. <text:s text:c="2"/>For each anti-diagonal, a sublist is created containing the tuples from both lists. <text:s/>Then they are sorted and all elements are checked pairwise for an overlap between the spans. <text:s/>If an overlap is found, the two elements are merged and the list is checked again until no overlaps exist. <text:s/>This is quadratic runtime, but in practice the number of elements per anti-diagonal is very low, usually less than four. <text:s/>The remaining elements are then outputted to a list which is the union of the input lists.</text:span></text:p>
      <text:p text:style-name="P20">Next, the list is reoriented from a list of tuples organized according to their anti-diagonal index to a list of tuples <text:span text:style-name="T18">organized according to their row-wise index. <text:s/>This is performed by creating an empty list for each row index spanned by the search space. <text:s/>The anti-diagonal list is then traversed, and for </text:span><text:soft-page-break/><text:span text:style-name="T18">each cell within each span, the open span in the current row-wise list is checked if its last cell is adjacent to the current cell. <text:s/>If so, it is appended to the current row-wise span, otherwise that span is closed and a new span is added to the list. <text:s/>This step’s runtime is proportionate to the number of cells in the search space, which trends toward linear in the lengths of the Query and Target.</text:span></text:p>
      <text:p text:style-name="P16">(2<text:span text:style-name="T19">c</text:span>) MMORE <text:span text:style-name="T19">Linear </text:span>Pruned Forward: </text:p>
      <text:p text:style-name="P22"><text:span text:style-name="T20">T</text:span>he Forward <text:span text:style-name="T20">A</text:span>lgorithm is <text:span text:style-name="T20">now</text:span> run <text:span text:style-name="T20">as a final filter,</text:span> <text:span text:style-name="T20">using</text:span> the <text:span text:style-name="T20">search space determined by the Cloud Search. <text:s/>This performs only the Forward pass of the Forward-Backward algorithm, as both produce the same score. <text:s/>This algorithm only requires linear space, with two data arrays the length of the Query (which is recycled from the Cloud Search), and a data array for each special state proportional to the length of the Target. <text:s/></text:span></text:p>
      <text:p text:style-name="P22">(2d) MMORE <text:span text:style-name="T22">Build </text:span>Sparse <text:span text:style-name="T22">Matrix</text:span>: </text:p>
      <text:p text:style-name="P23">All filters have now been passed and the Target/Query alignment has been deemed statistical significant enough for reporting. <text:s/>In order to acquire a final score which is adjusted for compositional bias and an optimal alignment is produced, the entire Pruned Forward-Backward DP Matrix must be stored in memory. <text:s/></text:p>
      <text:p text:style-name="P23">[insert sparse matrix diagram here]</text:p>
      <text:p text:style-name="P23">This is performed by creating a <text:span text:style-name="T21">Sparse Matrix data object. <text:s/>This Sparse Matrix only allocates memory for the search space described by the Cloud Search row-wise list, padded by one extra cell around the perimeter of the space. <text:s/>These padding cells allow for safe performance of the Forward-Backward recursion without the need for edge-checking. <text:s/>In the worst case of a completely non-contiguous sparse cells, this could cause an 8x increase in memory usage, but in practice this is generally less than 1x and grows sublinear with the problem size.</text:span></text:p>
      <text:p text:style-name="P25">The padded search space <text:span text:style-name="T22">list</text:span> is created by adding <text:span text:style-name="T22">the elements</text:span> <text:span text:style-name="T22">{</text:span> (row index – <text:span text:style-name="T22">1</text:span>, left edge – 1, right edge + 1), (row index, left edge – 1, right edge + 1), (row index <text:span text:style-name="T22">+</text:span> <text:span text:style-name="T22">1</text:span>, left edge – 1, right edge + 1) <text:span text:style-name="T22">}</text:span> for each element in the list. <text:s/>This new list is then sorted and merged according to method described prior. </text:p>
      <text:p text:style-name="P25"><text:span text:style-name="T22">Once the padded search space list is created, a flat data array is created for all cells in the list. This flat array is then indexed for the padded and unpadded lists by traversing each list and creating a running total of the offset to the start of each element. <text:s/>A duplicate of this </text:span></text:p>
      <text:p text:style-name="P26">(2e) MMORE Sparse <text:span text:style-name="T23">Pruned </text:span>Forward-Backward:</text:p>
      <text:p text:style-name="P27">The Sparse Pruned Forward-Backward uses the same recursion as the Linear Forward-Backward, <text:span text:style-name="T24">only storing the entirety of the data into memory, rather than </text:span></text:p>
      <text:p text:style-name="P23">(2e) MMORE Bias Correction:</text:p>
      <text:p text:style-name="P23"/>
      <text:p text:style-name="P23"/>
      <text:p text:style-name="P23">(2f) MMORE Optimal Accuracy Alignment:</text:p>
      <text:p text:style-name="P26">Optimal Accuracy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12:47:02.340873720</meta:creation-date>
    <dc:date>2021-04-09T07:58:54.585521569</dc:date>
    <meta:editing-duration>P1DT21H38M</meta:editing-duration>
    <meta:editing-cycles>11</meta:editing-cycles>
    <meta:generator>LibreOffice/6.0.4.2$MacOSX_X86_64 LibreOffice_project/9b0d9b32d5dcda91d2f1a96dc04c645c450872bf</meta:generator>
    <meta:document-statistic meta:table-count="0" meta:image-count="0" meta:object-count="0" meta:page-count="3" meta:paragraph-count="42" meta:word-count="1681" meta:character-count="10347" meta:non-whitespace-character-count="8628"/>
  </office:meta>
</office:document-meta>
</file>